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028in"/>
    </style:style>
    <style:style style:name="co2" style:family="table-column">
      <style:table-column-properties fo:break-before="auto" style:column-width="0.8299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427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2.49pt solid #a3a3a3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2.49pt solid #a3a3a3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>
            <text:p>z-up world</text:p>
          </table:table-cell>
          <table:table-cell table:number-columns-repeated="4"/>
          <table:table-cell office:value-type="string">
            <text:p>meter</text:p>
          </table:table-cell>
          <table:table-cell table:number-columns-repeated="3"/>
          <table:table-cell office:value-type="string">
            <text:p>joint rel pos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Top of Head</text:p>
          </table:table-cell>
          <table:table-cell table:style-name="ce1" office:value-type="float" office:value="-0.001">
            <text:p>-0.001</text:p>
          </table:table-cell>
          <table:table-cell table:style-name="ce1" office:value-type="float" office:value="2.328">
            <text:p>2.328</text:p>
          </table:table-cell>
          <table:table-cell table:style-name="ce1" office:value-type="float" office:value="175.634">
            <text:p>175.634</text:p>
          </table:table-cell>
          <table:table-cell/>
          <table:table-cell table:formula="of:=[.B3] * 0.01" office:value-type="float" office:value="-0.00001">
            <text:p>-0.00001</text:p>
          </table:table-cell>
          <table:table-cell table:formula="of:=[.C3] * 0.01" office:value-type="float" office:value="0.02328">
            <text:p>0.02328</text:p>
          </table:table-cell>
          <table:table-cell table:formula="of:=[.D3] * 0.01" office:value-type="float" office:value="1.75634">
            <text:p>1.75634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Neck</text:p>
          </table:table-cell>
          <table:table-cell table:style-name="ce1" office:value-type="float" office:value="-0.001">
            <text:p>-0.001</text:p>
          </table:table-cell>
          <table:table-cell table:style-name="ce1" office:value-type="float" office:value="3.309">
            <text:p>3.309</text:p>
          </table:table-cell>
          <table:table-cell table:style-name="ce1" office:value-type="float" office:value="153.721">
            <text:p>153.721</text:p>
          </table:table-cell>
          <table:table-cell/>
          <table:table-cell table:formula="of:=[.B4] * 0.01" office:value-type="float" office:value="-0.00001">
            <text:p>-0.00001</text:p>
          </table:table-cell>
          <table:table-cell table:formula="of:=[.C4] * 0.01" office:value-type="float" office:value="0.03309">
            <text:p>0.03309</text:p>
          </table:table-cell>
          <table:table-cell table:formula="of:=[.D4] * 0.01" office:value-type="float" office:value="1.53721">
            <text:p>1.53721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Spine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-1.576">
            <text:p>-1.576</text:p>
          </table:table-cell>
          <table:table-cell table:style-name="ce1" office:value-type="float" office:value="105.61">
            <text:p>105.61</text:p>
          </table:table-cell>
          <table:table-cell/>
          <table:table-cell table:formula="of:=[.B5] * 0.01" office:value-type="float" office:value="0.00001">
            <text:p>0.00001</text:p>
          </table:table-cell>
          <table:table-cell table:formula="of:=[.C5] * 0.01" office:value-type="float" office:value="-0.01576">
            <text:p>-0.01576</text:p>
          </table:table-cell>
          <table:table-cell table:formula="of:=[.D5] * 0.01" office:value-type="float" office:value="1.0561">
            <text:p>1.0561</text:p>
          </table:table-cell>
          <table:table-cell/>
          <table:table-cell table:formula="of:=[.F5]-[.F14]" office:value-type="float" office:value="0.00001">
            <text:p>0.00001</text:p>
          </table:table-cell>
          <table:table-cell table:formula="of:=[.G5]-[.G14]" office:value-type="float" office:value="-0.01576">
            <text:p>-0.01576</text:p>
          </table:table-cell>
          <table:table-cell table:formula="of:=[.H5]-[.H14]" office:value-type="float" office:value="0.0922700000000001">
            <text:p>0.09227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Left shoulder</text:p>
          </table:table-cell>
          <table:table-cell table:style-name="ce1" office:value-type="float" office:value="18.462">
            <text:p>18.462</text:p>
          </table:table-cell>
          <table:table-cell table:style-name="ce1" office:value-type="float" office:value="5.469">
            <text:p>5.469</text:p>
          </table:table-cell>
          <table:table-cell table:style-name="ce1" office:value-type="float" office:value="144.577">
            <text:p>144.577</text:p>
          </table:table-cell>
          <table:table-cell/>
          <table:table-cell table:formula="of:=[.B6] * 0.01" office:value-type="float" office:value="0.18462">
            <text:p>0.18462</text:p>
          </table:table-cell>
          <table:table-cell table:formula="of:=[.C6] * 0.01" office:value-type="float" office:value="0.05469">
            <text:p>0.05469</text:p>
          </table:table-cell>
          <table:table-cell table:formula="of:=[.D6] * 0.01" office:value-type="float" office:value="1.44577">
            <text:p>1.44577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Left Elbow</text:p>
          </table:table-cell>
          <table:table-cell table:style-name="ce1" office:value-type="float" office:value="46.149">
            <text:p>46.149</text:p>
          </table:table-cell>
          <table:table-cell table:style-name="ce1" office:value-type="float" office:value="5.469">
            <text:p>5.469</text:p>
          </table:table-cell>
          <table:table-cell table:style-name="ce1" office:value-type="float" office:value="144.577">
            <text:p>144.577</text:p>
          </table:table-cell>
          <table:table-cell/>
          <table:table-cell table:formula="of:=[.B7] * 0.01" office:value-type="float" office:value="0.46149">
            <text:p>0.46149</text:p>
          </table:table-cell>
          <table:table-cell table:formula="of:=[.C7] * 0.01" office:value-type="float" office:value="0.05469">
            <text:p>0.05469</text:p>
          </table:table-cell>
          <table:table-cell table:formula="of:=[.D7] * 0.01" office:value-type="float" office:value="1.44577">
            <text:p>1.44577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Left Wrist</text:p>
          </table:table-cell>
          <table:table-cell table:style-name="ce1" office:value-type="float" office:value="74.023">
            <text:p>74.023</text:p>
          </table:table-cell>
          <table:table-cell table:style-name="ce1" office:value-type="float" office:value="5.469">
            <text:p>5.469</text:p>
          </table:table-cell>
          <table:table-cell table:style-name="ce1" office:value-type="float" office:value="144.577">
            <text:p>144.577</text:p>
          </table:table-cell>
          <table:table-cell/>
          <table:table-cell table:formula="of:=[.B8] * 0.01" office:value-type="float" office:value="0.74023">
            <text:p>0.74023</text:p>
          </table:table-cell>
          <table:table-cell table:formula="of:=[.C8] * 0.01" office:value-type="float" office:value="0.05469">
            <text:p>0.05469</text:p>
          </table:table-cell>
          <table:table-cell table:formula="of:=[.D8] * 0.01" office:value-type="float" office:value="1.44577">
            <text:p>1.44577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Left Fist End</text:p>
          </table:table-cell>
          <table:table-cell table:style-name="ce1" office:value-type="float" office:value="89.967">
            <text:p>89.967</text:p>
          </table:table-cell>
          <table:table-cell table:style-name="ce1" office:value-type="float" office:value="2.763">
            <text:p>2.763</text:p>
          </table:table-cell>
          <table:table-cell table:style-name="ce1" office:value-type="float" office:value="145.192">
            <text:p>145.192</text:p>
          </table:table-cell>
          <table:table-cell/>
          <table:table-cell table:formula="of:=[.B9] * 0.01" office:value-type="float" office:value="0.89967">
            <text:p>0.89967</text:p>
          </table:table-cell>
          <table:table-cell table:formula="of:=[.C9] * 0.01" office:value-type="float" office:value="0.02763">
            <text:p>0.02763</text:p>
          </table:table-cell>
          <table:table-cell table:formula="of:=[.D9] * 0.01" office:value-type="float" office:value="1.45192">
            <text:p>1.45192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ight Shoulder</text:p>
          </table:table-cell>
          <table:table-cell table:style-name="ce1" office:value-type="float" office:value="-18.464">
            <text:p>-18.464</text:p>
          </table:table-cell>
          <table:table-cell table:style-name="ce1" office:value-type="float" office:value="5.469">
            <text:p>5.469</text:p>
          </table:table-cell>
          <table:table-cell table:style-name="ce1" office:value-type="float" office:value="144.577">
            <text:p>144.577</text:p>
          </table:table-cell>
          <table:table-cell/>
          <table:table-cell table:formula="of:=[.B10] * 0.01" office:value-type="float" office:value="-0.18464">
            <text:p>-0.18464</text:p>
          </table:table-cell>
          <table:table-cell table:formula="of:=[.C10] * 0.01" office:value-type="float" office:value="0.05469">
            <text:p>0.05469</text:p>
          </table:table-cell>
          <table:table-cell table:formula="of:=[.D10] * 0.01" office:value-type="float" office:value="1.44577">
            <text:p>1.44577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ight Elbow</text:p>
          </table:table-cell>
          <table:table-cell table:style-name="ce1" office:value-type="float" office:value="-46.151">
            <text:p>-46.151</text:p>
          </table:table-cell>
          <table:table-cell table:style-name="ce1" office:value-type="float" office:value="5.469">
            <text:p>5.469</text:p>
          </table:table-cell>
          <table:table-cell table:style-name="ce1" office:value-type="float" office:value="144.577">
            <text:p>144.577</text:p>
          </table:table-cell>
          <table:table-cell/>
          <table:table-cell table:formula="of:=[.B11] * 0.01" office:value-type="float" office:value="-0.46151">
            <text:p>-0.46151</text:p>
          </table:table-cell>
          <table:table-cell table:formula="of:=[.C11] * 0.01" office:value-type="float" office:value="0.05469">
            <text:p>0.05469</text:p>
          </table:table-cell>
          <table:table-cell table:formula="of:=[.D11] * 0.01" office:value-type="float" office:value="1.44577">
            <text:p>1.44577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ight Wrist</text:p>
          </table:table-cell>
          <table:table-cell table:style-name="ce1" office:value-type="float" office:value="-74.025">
            <text:p>-74.025</text:p>
          </table:table-cell>
          <table:table-cell table:style-name="ce1" office:value-type="float" office:value="5.469">
            <text:p>5.469</text:p>
          </table:table-cell>
          <table:table-cell table:style-name="ce1" office:value-type="float" office:value="144.577">
            <text:p>144.577</text:p>
          </table:table-cell>
          <table:table-cell/>
          <table:table-cell table:formula="of:=[.B12] * 0.01" office:value-type="float" office:value="-0.74025">
            <text:p>-0.74025</text:p>
          </table:table-cell>
          <table:table-cell table:formula="of:=[.C12] * 0.01" office:value-type="float" office:value="0.05469">
            <text:p>0.05469</text:p>
          </table:table-cell>
          <table:table-cell table:formula="of:=[.D12] * 0.01" office:value-type="float" office:value="1.44577">
            <text:p>1.44577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ight Fist End</text:p>
          </table:table-cell>
          <table:table-cell table:style-name="ce1" office:value-type="float" office:value="-90.401">
            <text:p>-90.401</text:p>
          </table:table-cell>
          <table:table-cell table:style-name="ce1" office:value-type="float" office:value="5.041">
            <text:p>5.041</text:p>
          </table:table-cell>
          <table:table-cell table:style-name="ce1" office:value-type="float" office:value="145.067">
            <text:p>145.067</text:p>
          </table:table-cell>
          <table:table-cell/>
          <table:table-cell table:formula="of:=[.B13] * 0.01" office:value-type="float" office:value="-0.90401">
            <text:p>-0.90401</text:p>
          </table:table-cell>
          <table:table-cell table:formula="of:=[.C13] * 0.01" office:value-type="float" office:value="0.05041">
            <text:p>0.05041</text:p>
          </table:table-cell>
          <table:table-cell table:formula="of:=[.D13] * 0.01" office:value-type="float" office:value="1.45067">
            <text:p>1.4506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elvic Bone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96.383">
            <text:p>96.383</text:p>
          </table:table-cell>
          <table:table-cell/>
          <table:table-cell table:formula="of:=[.B14] * 0.01" office:value-type="float" office:value="0">
            <text:p>0</text:p>
          </table:table-cell>
          <table:table-cell table:formula="of:=[.C14] * 0.01" office:value-type="float" office:value="0">
            <text:p>0</text:p>
          </table:table-cell>
          <table:table-cell table:formula="of:=[.D14] * 0.01" office:value-type="float" office:value="0.96383">
            <text:p>0.96383</text:p>
          </table:table-cell>
          <table:table-cell/>
          <table:table-cell table:formula="of:=[.F14]" office:value-type="float" office:value="0">
            <text:p>0</text:p>
          </table:table-cell>
          <table:table-cell table:formula="of:=[.G14]" office:value-type="float" office:value="0">
            <text:p>0</text:p>
          </table:table-cell>
          <table:table-cell table:formula="of:=[.H14]" office:value-type="float" office:value="0.96383">
            <text:p>0.96383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Left Hip</text:p>
          </table:table-cell>
          <table:table-cell table:style-name="ce1" office:value-type="float" office:value="9.633">
            <text:p>9.633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93.11">
            <text:p>93.11</text:p>
          </table:table-cell>
          <table:table-cell/>
          <table:table-cell table:formula="of:=[.B15] * 0.01" office:value-type="float" office:value="0.09633">
            <text:p>0.09633</text:p>
          </table:table-cell>
          <table:table-cell table:formula="of:=[.C15] * 0.01" office:value-type="float" office:value="0.00001">
            <text:p>0.00001</text:p>
          </table:table-cell>
          <table:table-cell table:formula="of:=[.D15] * 0.01" office:value-type="float" office:value="0.9311">
            <text:p>0.9311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Left Knee</text:p>
          </table:table-cell>
          <table:table-cell table:style-name="ce1" office:value-type="float" office:value="9.633">
            <text:p>9.633</text:p>
          </table:table-cell>
          <table:table-cell table:style-name="ce1" office:value-type="float" office:value="0.655">
            <text:p>0.655</text:p>
          </table:table-cell>
          <table:table-cell table:style-name="ce1" office:value-type="float" office:value="51.349">
            <text:p>51.349</text:p>
          </table:table-cell>
          <table:table-cell/>
          <table:table-cell table:formula="of:=[.B16] * 0.01" office:value-type="float" office:value="0.09633">
            <text:p>0.09633</text:p>
          </table:table-cell>
          <table:table-cell table:formula="of:=[.C16] * 0.01" office:value-type="float" office:value="0.00655">
            <text:p>0.00655</text:p>
          </table:table-cell>
          <table:table-cell table:formula="of:=[.D16] * 0.01" office:value-type="float" office:value="0.51349">
            <text:p>0.51349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Left Foot</text:p>
          </table:table-cell>
          <table:table-cell table:style-name="ce1" office:value-type="float" office:value="9.645">
            <text:p>9.645</text:p>
          </table:table-cell>
          <table:table-cell table:style-name="ce1" office:value-type="float" office:value="2.578">
            <text:p>2.578</text:p>
          </table:table-cell>
          <table:table-cell table:style-name="ce1" office:value-type="float" office:value="12.193">
            <text:p>12.193</text:p>
          </table:table-cell>
          <table:table-cell/>
          <table:table-cell table:formula="of:=[.B17] * 0.01" office:value-type="float" office:value="0.09645">
            <text:p>0.09645</text:p>
          </table:table-cell>
          <table:table-cell table:formula="of:=[.C17] * 0.01" office:value-type="float" office:value="0.02578">
            <text:p>0.02578</text:p>
          </table:table-cell>
          <table:table-cell table:formula="of:=[.D17] * 0.01" office:value-type="float" office:value="0.12193">
            <text:p>0.12193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Left Foot End</text:p>
          </table:table-cell>
          <table:table-cell table:style-name="ce1" office:value-type="float" office:value="9.748">
            <text:p>9.748</text:p>
          </table:table-cell>
          <table:table-cell table:style-name="ce1" office:value-type="float" office:value="-21.666">
            <text:p>-21.666</text:p>
          </table:table-cell>
          <table:table-cell table:style-name="ce1" office:value-type="float" office:value="0">
            <text:p>0</text:p>
          </table:table-cell>
          <table:table-cell/>
          <table:table-cell table:formula="of:=[.B18] * 0.01" office:value-type="float" office:value="0.09748">
            <text:p>0.09748</text:p>
          </table:table-cell>
          <table:table-cell table:formula="of:=[.C18] * 0.01" office:value-type="float" office:value="-0.21666">
            <text:p>-0.21666</text:p>
          </table:table-cell>
          <table:table-cell table:formula="of:=[.D18] * 0.01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ight Hip</text:p>
          </table:table-cell>
          <table:table-cell table:style-name="ce1" office:value-type="float" office:value="-9.635">
            <text:p>-9.635</text:p>
          </table:table-cell>
          <table:table-cell table:style-name="ce1" office:value-type="float" office:value="0.001">
            <text:p>0.001</text:p>
          </table:table-cell>
          <table:table-cell table:style-name="ce1" office:value-type="float" office:value="93.11">
            <text:p>93.11</text:p>
          </table:table-cell>
          <table:table-cell/>
          <table:table-cell table:formula="of:=[.B19] * 0.01" office:value-type="float" office:value="-0.09635">
            <text:p>-0.09635</text:p>
          </table:table-cell>
          <table:table-cell table:formula="of:=[.C19] * 0.01" office:value-type="float" office:value="0.00001">
            <text:p>0.00001</text:p>
          </table:table-cell>
          <table:table-cell table:formula="of:=[.D19] * 0.01" office:value-type="float" office:value="0.9311">
            <text:p>0.9311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ight Knee</text:p>
          </table:table-cell>
          <table:table-cell table:style-name="ce1" office:value-type="float" office:value="-9.635">
            <text:p>-9.635</text:p>
          </table:table-cell>
          <table:table-cell table:style-name="ce1" office:value-type="float" office:value="0.655">
            <text:p>0.655</text:p>
          </table:table-cell>
          <table:table-cell table:style-name="ce1" office:value-type="float" office:value="51.349">
            <text:p>51.349</text:p>
          </table:table-cell>
          <table:table-cell/>
          <table:table-cell table:formula="of:=[.B20] * 0.01" office:value-type="float" office:value="-0.09635">
            <text:p>-0.09635</text:p>
          </table:table-cell>
          <table:table-cell table:formula="of:=[.C20] * 0.01" office:value-type="float" office:value="0.00655">
            <text:p>0.00655</text:p>
          </table:table-cell>
          <table:table-cell table:formula="of:=[.D20] * 0.01" office:value-type="float" office:value="0.51349">
            <text:p>0.51349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ight Foot</text:p>
          </table:table-cell>
          <table:table-cell table:style-name="ce1" office:value-type="float" office:value="-9.622">
            <text:p>-9.622</text:p>
          </table:table-cell>
          <table:table-cell table:style-name="ce1" office:value-type="float" office:value="2.578">
            <text:p>2.578</text:p>
          </table:table-cell>
          <table:table-cell table:style-name="ce1" office:value-type="float" office:value="12.193">
            <text:p>12.193</text:p>
          </table:table-cell>
          <table:table-cell/>
          <table:table-cell table:formula="of:=[.B21] * 0.01" office:value-type="float" office:value="-0.09622">
            <text:p>-0.09622</text:p>
          </table:table-cell>
          <table:table-cell table:formula="of:=[.C21] * 0.01" office:value-type="float" office:value="0.02578">
            <text:p>0.02578</text:p>
          </table:table-cell>
          <table:table-cell table:formula="of:=[.D21] * 0.01" office:value-type="float" office:value="0.12193">
            <text:p>0.12193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ight Foot End</text:p>
          </table:table-cell>
          <table:table-cell table:style-name="ce1" office:value-type="float" office:value="-9.802">
            <text:p>-9.802</text:p>
          </table:table-cell>
          <table:table-cell table:style-name="ce1" office:value-type="float" office:value="-17.704">
            <text:p>-17.704</text:p>
          </table:table-cell>
          <table:table-cell table:style-name="ce1" office:value-type="float" office:value="0">
            <text:p>0</text:p>
          </table:table-cell>
          <table:table-cell/>
          <table:table-cell table:formula="of:=[.B22] * 0.01" office:value-type="float" office:value="-0.09802">
            <text:p>-0.09802</text:p>
          </table:table-cell>
          <table:table-cell table:formula="of:=[.C22] * 0.01" office:value-type="float" office:value="-0.17704">
            <text:p>-0.17704</text:p>
          </table:table-cell>
          <table:table-cell table:formula="of:=[.D22] * 0.01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x y inverted</text:p>
          </table:table-cell>
          <table:table-cell table:number-columns-repeated="1023"/>
        </table:table-row>
        <table:table-row table:style-name="ro2">
          <table:table-cell office:value-type="string">
            <text:p>z-up world</text:p>
          </table:table-cell>
          <table:table-cell table:number-columns-repeated="4"/>
          <table:table-cell office:value-type="string">
            <text:p>meter</text:p>
          </table:table-cell>
          <table:table-cell table:number-columns-repeated="3"/>
          <table:table-cell office:value-type="string">
            <text:p>joint rel pos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Top of Head</text:p>
          </table:table-cell>
          <table:table-cell table:style-name="ce1" table:formula="of:=-[.B3]" office:value-type="float" office:value="0.001">
            <text:p>0.001</text:p>
          </table:table-cell>
          <table:table-cell table:style-name="ce1" table:formula="of:=-[.C3]" office:value-type="float" office:value="-2.328">
            <text:p>-2.328</text:p>
          </table:table-cell>
          <table:table-cell table:style-name="ce1" office:value-type="float" office:value="175.634">
            <text:p>175.634</text:p>
          </table:table-cell>
          <table:table-cell/>
          <table:table-cell table:formula="of:=[.B27] * 0.01" office:value-type="float" office:value="0.00001">
            <text:p>0.00001</text:p>
          </table:table-cell>
          <table:table-cell table:formula="of:=[.C27] * 0.01" office:value-type="float" office:value="-0.02328">
            <text:p>-0.02328</text:p>
          </table:table-cell>
          <table:table-cell table:formula="of:=[.D27] * 0.01" office:value-type="float" office:value="1.75634">
            <text:p>1.75634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Neck</text:p>
          </table:table-cell>
          <table:table-cell table:style-name="ce1" table:formula="of:=-[.B4]" office:value-type="float" office:value="0.001">
            <text:p>0.001</text:p>
          </table:table-cell>
          <table:table-cell table:style-name="ce1" table:formula="of:=-[.C4]" office:value-type="float" office:value="-3.309">
            <text:p>-3.309</text:p>
          </table:table-cell>
          <table:table-cell table:style-name="ce1" office:value-type="float" office:value="153.721">
            <text:p>153.721</text:p>
          </table:table-cell>
          <table:table-cell/>
          <table:table-cell table:formula="of:=[.B28] * 0.01" office:value-type="float" office:value="0.00001">
            <text:p>0.00001</text:p>
          </table:table-cell>
          <table:table-cell table:formula="of:=[.C28] * 0.01" office:value-type="float" office:value="-0.03309">
            <text:p>-0.03309</text:p>
          </table:table-cell>
          <table:table-cell table:formula="of:=[.D28] * 0.01" office:value-type="float" office:value="1.53721">
            <text:p>1.53721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Spine</text:p>
          </table:table-cell>
          <table:table-cell table:style-name="ce1" table:formula="of:=-[.B5]" office:value-type="float" office:value="-0.001">
            <text:p>-0.001</text:p>
          </table:table-cell>
          <table:table-cell table:style-name="ce1" table:formula="of:=-[.C5]" office:value-type="float" office:value="1.576">
            <text:p>1.576</text:p>
          </table:table-cell>
          <table:table-cell table:style-name="ce1" office:value-type="float" office:value="105.61">
            <text:p>105.61</text:p>
          </table:table-cell>
          <table:table-cell/>
          <table:table-cell table:formula="of:=[.B29] * 0.01" office:value-type="float" office:value="-0.00001">
            <text:p>-0.00001</text:p>
          </table:table-cell>
          <table:table-cell table:formula="of:=[.C29] * 0.01" office:value-type="float" office:value="0.01576">
            <text:p>0.01576</text:p>
          </table:table-cell>
          <table:table-cell table:formula="of:=[.D29] * 0.01" office:value-type="float" office:value="1.0561">
            <text:p>1.0561</text:p>
          </table:table-cell>
          <table:table-cell/>
          <table:table-cell table:formula="of:=[.F29]-[.F38]" office:value-type="float" office:value="-0.00001">
            <text:p>-0.00001</text:p>
          </table:table-cell>
          <table:table-cell table:formula="of:=[.G29]-[.G38]" office:value-type="float" office:value="0.01576">
            <text:p>0.01576</text:p>
          </table:table-cell>
          <table:table-cell table:formula="of:=[.H29]-[.H38]" office:value-type="float" office:value="0.0922700000000001">
            <text:p>0.09227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Left shoulder</text:p>
          </table:table-cell>
          <table:table-cell table:style-name="ce1" table:formula="of:=-[.B6]" office:value-type="float" office:value="-18.462">
            <text:p>-18.462</text:p>
          </table:table-cell>
          <table:table-cell table:style-name="ce1" table:formula="of:=-[.C6]" office:value-type="float" office:value="-5.469">
            <text:p>-5.469</text:p>
          </table:table-cell>
          <table:table-cell table:style-name="ce1" office:value-type="float" office:value="144.577">
            <text:p>144.577</text:p>
          </table:table-cell>
          <table:table-cell/>
          <table:table-cell table:formula="of:=[.B30] * 0.01" office:value-type="float" office:value="-0.18462">
            <text:p>-0.18462</text:p>
          </table:table-cell>
          <table:table-cell table:formula="of:=[.C30] * 0.01" office:value-type="float" office:value="-0.05469">
            <text:p>-0.05469</text:p>
          </table:table-cell>
          <table:table-cell table:formula="of:=[.D30] * 0.01" office:value-type="float" office:value="1.44577">
            <text:p>1.44577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Left Elbow</text:p>
          </table:table-cell>
          <table:table-cell table:style-name="ce1" table:formula="of:=-[.B7]" office:value-type="float" office:value="-46.149">
            <text:p>-46.149</text:p>
          </table:table-cell>
          <table:table-cell table:style-name="ce1" table:formula="of:=-[.C7]" office:value-type="float" office:value="-5.469">
            <text:p>-5.469</text:p>
          </table:table-cell>
          <table:table-cell table:style-name="ce1" office:value-type="float" office:value="144.577">
            <text:p>144.577</text:p>
          </table:table-cell>
          <table:table-cell/>
          <table:table-cell table:formula="of:=[.B31] * 0.01" office:value-type="float" office:value="-0.46149">
            <text:p>-0.46149</text:p>
          </table:table-cell>
          <table:table-cell table:formula="of:=[.C31] * 0.01" office:value-type="float" office:value="-0.05469">
            <text:p>-0.05469</text:p>
          </table:table-cell>
          <table:table-cell table:formula="of:=[.D31] * 0.01" office:value-type="float" office:value="1.44577">
            <text:p>1.44577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Left Wrist</text:p>
          </table:table-cell>
          <table:table-cell table:style-name="ce1" table:formula="of:=-[.B8]" office:value-type="float" office:value="-74.023">
            <text:p>-74.023</text:p>
          </table:table-cell>
          <table:table-cell table:style-name="ce1" table:formula="of:=-[.C8]" office:value-type="float" office:value="-5.469">
            <text:p>-5.469</text:p>
          </table:table-cell>
          <table:table-cell table:style-name="ce1" office:value-type="float" office:value="144.577">
            <text:p>144.577</text:p>
          </table:table-cell>
          <table:table-cell/>
          <table:table-cell table:formula="of:=[.B32] * 0.01" office:value-type="float" office:value="-0.74023">
            <text:p>-0.74023</text:p>
          </table:table-cell>
          <table:table-cell table:formula="of:=[.C32] * 0.01" office:value-type="float" office:value="-0.05469">
            <text:p>-0.05469</text:p>
          </table:table-cell>
          <table:table-cell table:formula="of:=[.D32] * 0.01" office:value-type="float" office:value="1.44577">
            <text:p>1.44577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Left Fist End</text:p>
          </table:table-cell>
          <table:table-cell table:style-name="ce1" table:formula="of:=-[.B9]" office:value-type="float" office:value="-89.967">
            <text:p>-89.967</text:p>
          </table:table-cell>
          <table:table-cell table:style-name="ce1" table:formula="of:=-[.C9]" office:value-type="float" office:value="-2.763">
            <text:p>-2.763</text:p>
          </table:table-cell>
          <table:table-cell table:style-name="ce1" office:value-type="float" office:value="145.192">
            <text:p>145.192</text:p>
          </table:table-cell>
          <table:table-cell/>
          <table:table-cell table:formula="of:=[.B33] * 0.01" office:value-type="float" office:value="-0.89967">
            <text:p>-0.89967</text:p>
          </table:table-cell>
          <table:table-cell table:formula="of:=[.C33] * 0.01" office:value-type="float" office:value="-0.02763">
            <text:p>-0.02763</text:p>
          </table:table-cell>
          <table:table-cell table:formula="of:=[.D33] * 0.01" office:value-type="float" office:value="1.45192">
            <text:p>1.45192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Right Shoulder</text:p>
          </table:table-cell>
          <table:table-cell table:style-name="ce1" table:formula="of:=-[.B10]" office:value-type="float" office:value="18.464">
            <text:p>18.464</text:p>
          </table:table-cell>
          <table:table-cell table:style-name="ce1" table:formula="of:=-[.C10]" office:value-type="float" office:value="-5.469">
            <text:p>-5.469</text:p>
          </table:table-cell>
          <table:table-cell table:style-name="ce1" office:value-type="float" office:value="144.577">
            <text:p>144.577</text:p>
          </table:table-cell>
          <table:table-cell/>
          <table:table-cell table:formula="of:=[.B34] * 0.01" office:value-type="float" office:value="0.18464">
            <text:p>0.18464</text:p>
          </table:table-cell>
          <table:table-cell table:formula="of:=[.C34] * 0.01" office:value-type="float" office:value="-0.05469">
            <text:p>-0.05469</text:p>
          </table:table-cell>
          <table:table-cell table:formula="of:=[.D34] * 0.01" office:value-type="float" office:value="1.44577">
            <text:p>1.44577</text:p>
          </table:table-cell>
          <table:table-cell/>
          <table:table-cell table:formula="of:=[.F34]-[.F29]" office:value-type="float" office:value="0.18465">
            <text:p>0.18465</text:p>
          </table:table-cell>
          <table:table-cell table:formula="of:=[.G34]-[.G29]" office:value-type="float" office:value="-0.07045">
            <text:p>-0.07045</text:p>
          </table:table-cell>
          <table:table-cell table:formula="of:=[.H34]-[.H29]" office:value-type="float" office:value="0.38967">
            <text:p>0.38967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Right Elbow</text:p>
          </table:table-cell>
          <table:table-cell table:style-name="ce1" table:formula="of:=-[.B11]" office:value-type="float" office:value="46.151">
            <text:p>46.151</text:p>
          </table:table-cell>
          <table:table-cell table:style-name="ce1" table:formula="of:=-[.C11]" office:value-type="float" office:value="-5.469">
            <text:p>-5.469</text:p>
          </table:table-cell>
          <table:table-cell table:style-name="ce1" office:value-type="float" office:value="144.577">
            <text:p>144.577</text:p>
          </table:table-cell>
          <table:table-cell/>
          <table:table-cell table:formula="of:=[.B35] * 0.01" office:value-type="float" office:value="0.46151">
            <text:p>0.46151</text:p>
          </table:table-cell>
          <table:table-cell table:formula="of:=[.C35] * 0.01" office:value-type="float" office:value="-0.05469">
            <text:p>-0.05469</text:p>
          </table:table-cell>
          <table:table-cell table:formula="of:=[.D35] * 0.01" office:value-type="float" office:value="1.44577">
            <text:p>1.44577</text:p>
          </table:table-cell>
          <table:table-cell/>
          <table:table-cell table:formula="of:=[.F35]-[.F34]" office:value-type="float" office:value="0.27687">
            <text:p>0.27687</text:p>
          </table:table-cell>
          <table:table-cell table:formula="of:=[.G35]-[.G34]" office:value-type="float" office:value="0">
            <text:p>0</text:p>
          </table:table-cell>
          <table:table-cell table:formula="of:=[.H35]-[.H34]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Right Wrist</text:p>
          </table:table-cell>
          <table:table-cell table:style-name="ce1" table:formula="of:=-[.B12]" office:value-type="float" office:value="74.025">
            <text:p>74.025</text:p>
          </table:table-cell>
          <table:table-cell table:style-name="ce1" table:formula="of:=-[.C12]" office:value-type="float" office:value="-5.469">
            <text:p>-5.469</text:p>
          </table:table-cell>
          <table:table-cell table:style-name="ce1" office:value-type="float" office:value="144.577">
            <text:p>144.577</text:p>
          </table:table-cell>
          <table:table-cell/>
          <table:table-cell table:formula="of:=[.B36] * 0.01" office:value-type="float" office:value="0.74025">
            <text:p>0.74025</text:p>
          </table:table-cell>
          <table:table-cell table:formula="of:=[.C36] * 0.01" office:value-type="float" office:value="-0.05469">
            <text:p>-0.05469</text:p>
          </table:table-cell>
          <table:table-cell table:formula="of:=[.D36] * 0.01" office:value-type="float" office:value="1.44577">
            <text:p>1.44577</text:p>
          </table:table-cell>
          <table:table-cell/>
          <table:table-cell table:formula="of:=[.F36]-[.F35]" office:value-type="float" office:value="0.27874">
            <text:p>0.27874</text:p>
          </table:table-cell>
          <table:table-cell table:formula="of:=[.G36]-[.G35]" office:value-type="float" office:value="0">
            <text:p>0</text:p>
          </table:table-cell>
          <table:table-cell table:formula="of:=[.H36]-[.H35]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Right Fist End</text:p>
          </table:table-cell>
          <table:table-cell table:style-name="ce1" table:formula="of:=-[.B13]" office:value-type="float" office:value="90.401">
            <text:p>90.401</text:p>
          </table:table-cell>
          <table:table-cell table:style-name="ce1" table:formula="of:=-[.C13]" office:value-type="float" office:value="-5.041">
            <text:p>-5.041</text:p>
          </table:table-cell>
          <table:table-cell table:style-name="ce1" office:value-type="float" office:value="145.067">
            <text:p>145.067</text:p>
          </table:table-cell>
          <table:table-cell/>
          <table:table-cell table:formula="of:=[.B37] * 0.01" office:value-type="float" office:value="0.90401">
            <text:p>0.90401</text:p>
          </table:table-cell>
          <table:table-cell table:formula="of:=[.C37] * 0.01" office:value-type="float" office:value="-0.05041">
            <text:p>-0.05041</text:p>
          </table:table-cell>
          <table:table-cell table:formula="of:=[.D37] * 0.01" office:value-type="float" office:value="1.45067">
            <text:p>1.45067</text:p>
          </table:table-cell>
          <table:table-cell/>
          <table:table-cell table:formula="of:=[.F37]-[.F36]" office:value-type="float" office:value="0.16376">
            <text:p>0.16376</text:p>
          </table:table-cell>
          <table:table-cell table:formula="of:=[.G37]-[.G36]" office:value-type="float" office:value="0.00428">
            <text:p>0.00428</text:p>
          </table:table-cell>
          <table:table-cell table:formula="of:=[.H37]-[.H36]" office:value-type="float" office:value="0.00490000000000013">
            <text:p>0.0049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Pelvic Bone</text:p>
          </table:table-cell>
          <table:table-cell table:style-name="ce1" table:formula="of:=-[.B14]" office:value-type="float" office:value="-0">
            <text:p>0</text:p>
          </table:table-cell>
          <table:table-cell table:style-name="ce1" table:formula="of:=-[.C14]" office:value-type="float" office:value="-0">
            <text:p>0</text:p>
          </table:table-cell>
          <table:table-cell table:style-name="ce1" office:value-type="float" office:value="96.383">
            <text:p>96.383</text:p>
          </table:table-cell>
          <table:table-cell/>
          <table:table-cell table:formula="of:=[.B38] * 0.01" office:value-type="float" office:value="-0">
            <text:p>0</text:p>
          </table:table-cell>
          <table:table-cell table:formula="of:=[.C38] * 0.01" office:value-type="float" office:value="-0">
            <text:p>0</text:p>
          </table:table-cell>
          <table:table-cell table:formula="of:=[.D38] * 0.01" office:value-type="float" office:value="0.96383">
            <text:p>0.96383</text:p>
          </table:table-cell>
          <table:table-cell/>
          <table:table-cell table:formula="of:=[.F38]" office:value-type="float" office:value="-0">
            <text:p>0</text:p>
          </table:table-cell>
          <table:table-cell table:formula="of:=[.G38]" office:value-type="float" office:value="-0">
            <text:p>0</text:p>
          </table:table-cell>
          <table:table-cell table:formula="of:=[.H38]" office:value-type="float" office:value="0.96383">
            <text:p>0.9638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Left Hip</text:p>
          </table:table-cell>
          <table:table-cell table:style-name="ce1" table:formula="of:=-[.B15]" office:value-type="float" office:value="-9.633">
            <text:p>-9.633</text:p>
          </table:table-cell>
          <table:table-cell table:style-name="ce1" table:formula="of:=-[.C15]" office:value-type="float" office:value="-0.001">
            <text:p>-0.001</text:p>
          </table:table-cell>
          <table:table-cell table:style-name="ce1" office:value-type="float" office:value="93.11">
            <text:p>93.11</text:p>
          </table:table-cell>
          <table:table-cell/>
          <table:table-cell table:formula="of:=[.B39] * 0.01" office:value-type="float" office:value="-0.09633">
            <text:p>-0.09633</text:p>
          </table:table-cell>
          <table:table-cell table:formula="of:=[.C39] * 0.01" office:value-type="float" office:value="-0.00001">
            <text:p>-0.00001</text:p>
          </table:table-cell>
          <table:table-cell table:formula="of:=[.D39] * 0.01" office:value-type="float" office:value="0.9311">
            <text:p>0.9311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Left Knee</text:p>
          </table:table-cell>
          <table:table-cell table:style-name="ce1" table:formula="of:=-[.B16]" office:value-type="float" office:value="-9.633">
            <text:p>-9.633</text:p>
          </table:table-cell>
          <table:table-cell table:style-name="ce1" table:formula="of:=-[.C16]" office:value-type="float" office:value="-0.655">
            <text:p>-0.655</text:p>
          </table:table-cell>
          <table:table-cell table:style-name="ce1" office:value-type="float" office:value="51.349">
            <text:p>51.349</text:p>
          </table:table-cell>
          <table:table-cell/>
          <table:table-cell table:formula="of:=[.B40] * 0.01" office:value-type="float" office:value="-0.09633">
            <text:p>-0.09633</text:p>
          </table:table-cell>
          <table:table-cell table:formula="of:=[.C40] * 0.01" office:value-type="float" office:value="-0.00655">
            <text:p>-0.00655</text:p>
          </table:table-cell>
          <table:table-cell table:formula="of:=[.D40] * 0.01" office:value-type="float" office:value="0.51349">
            <text:p>0.51349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Left Foot</text:p>
          </table:table-cell>
          <table:table-cell table:style-name="ce1" table:formula="of:=-[.B17]" office:value-type="float" office:value="-9.645">
            <text:p>-9.645</text:p>
          </table:table-cell>
          <table:table-cell table:style-name="ce1" table:formula="of:=-[.C17]" office:value-type="float" office:value="-2.578">
            <text:p>-2.578</text:p>
          </table:table-cell>
          <table:table-cell table:style-name="ce1" office:value-type="float" office:value="12.193">
            <text:p>12.193</text:p>
          </table:table-cell>
          <table:table-cell/>
          <table:table-cell table:formula="of:=[.B41] * 0.01" office:value-type="float" office:value="-0.09645">
            <text:p>-0.09645</text:p>
          </table:table-cell>
          <table:table-cell table:formula="of:=[.C41] * 0.01" office:value-type="float" office:value="-0.02578">
            <text:p>-0.02578</text:p>
          </table:table-cell>
          <table:table-cell table:formula="of:=[.D41] * 0.01" office:value-type="float" office:value="0.12193">
            <text:p>0.12193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Left Foot End</text:p>
          </table:table-cell>
          <table:table-cell table:style-name="ce1" table:formula="of:=-[.B18]" office:value-type="float" office:value="-9.748">
            <text:p>-9.748</text:p>
          </table:table-cell>
          <table:table-cell table:style-name="ce1" table:formula="of:=-[.C18]" office:value-type="float" office:value="21.666">
            <text:p>21.666</text:p>
          </table:table-cell>
          <table:table-cell table:style-name="ce1" office:value-type="float" office:value="0">
            <text:p>0</text:p>
          </table:table-cell>
          <table:table-cell/>
          <table:table-cell table:formula="of:=[.B42] * 0.01" office:value-type="float" office:value="-0.09748">
            <text:p>-0.09748</text:p>
          </table:table-cell>
          <table:table-cell table:formula="of:=[.C42] * 0.01" office:value-type="float" office:value="0.21666">
            <text:p>0.21666</text:p>
          </table:table-cell>
          <table:table-cell table:formula="of:=[.D42] * 0.01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Right Hip</text:p>
          </table:table-cell>
          <table:table-cell table:style-name="ce1" table:formula="of:=-[.B19]" office:value-type="float" office:value="9.635">
            <text:p>9.635</text:p>
          </table:table-cell>
          <table:table-cell table:style-name="ce1" table:formula="of:=-[.C19]" office:value-type="float" office:value="-0.001">
            <text:p>-0.001</text:p>
          </table:table-cell>
          <table:table-cell table:style-name="ce1" office:value-type="float" office:value="93.11">
            <text:p>93.11</text:p>
          </table:table-cell>
          <table:table-cell/>
          <table:table-cell table:formula="of:=[.B43] * 0.01" office:value-type="float" office:value="0.09635">
            <text:p>0.09635</text:p>
          </table:table-cell>
          <table:table-cell table:formula="of:=[.C43] * 0.01" office:value-type="float" office:value="-0.00001">
            <text:p>-0.00001</text:p>
          </table:table-cell>
          <table:table-cell table:formula="of:=[.D43] * 0.01" office:value-type="float" office:value="0.9311">
            <text:p>0.9311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Right Knee</text:p>
          </table:table-cell>
          <table:table-cell table:style-name="ce1" table:formula="of:=-[.B20]" office:value-type="float" office:value="9.635">
            <text:p>9.635</text:p>
          </table:table-cell>
          <table:table-cell table:style-name="ce1" table:formula="of:=-[.C20]" office:value-type="float" office:value="-0.655">
            <text:p>-0.655</text:p>
          </table:table-cell>
          <table:table-cell table:style-name="ce1" office:value-type="float" office:value="51.349">
            <text:p>51.349</text:p>
          </table:table-cell>
          <table:table-cell/>
          <table:table-cell table:formula="of:=[.B44] * 0.01" office:value-type="float" office:value="0.09635">
            <text:p>0.09635</text:p>
          </table:table-cell>
          <table:table-cell table:formula="of:=[.C44] * 0.01" office:value-type="float" office:value="-0.00655">
            <text:p>-0.00655</text:p>
          </table:table-cell>
          <table:table-cell table:formula="of:=[.D44] * 0.01" office:value-type="float" office:value="0.51349">
            <text:p>0.51349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Right Foot</text:p>
          </table:table-cell>
          <table:table-cell table:style-name="ce1" table:formula="of:=-[.B21]" office:value-type="float" office:value="9.622">
            <text:p>9.622</text:p>
          </table:table-cell>
          <table:table-cell table:style-name="ce1" table:formula="of:=-[.C21]" office:value-type="float" office:value="-2.578">
            <text:p>-2.578</text:p>
          </table:table-cell>
          <table:table-cell table:style-name="ce1" office:value-type="float" office:value="12.193">
            <text:p>12.193</text:p>
          </table:table-cell>
          <table:table-cell/>
          <table:table-cell table:formula="of:=[.B45] * 0.01" office:value-type="float" office:value="0.09622">
            <text:p>0.09622</text:p>
          </table:table-cell>
          <table:table-cell table:formula="of:=[.C45] * 0.01" office:value-type="float" office:value="-0.02578">
            <text:p>-0.02578</text:p>
          </table:table-cell>
          <table:table-cell table:formula="of:=[.D45] * 0.01" office:value-type="float" office:value="0.12193">
            <text:p>0.12193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Right Foot End</text:p>
          </table:table-cell>
          <table:table-cell table:style-name="ce1" table:formula="of:=-[.B22]" office:value-type="float" office:value="9.802">
            <text:p>9.802</text:p>
          </table:table-cell>
          <table:table-cell table:style-name="ce1" table:formula="of:=-[.C22]" office:value-type="float" office:value="17.704">
            <text:p>17.704</text:p>
          </table:table-cell>
          <table:table-cell table:style-name="ce1" office:value-type="float" office:value="0">
            <text:p>0</text:p>
          </table:table-cell>
          <table:table-cell/>
          <table:table-cell table:formula="of:=[.B46] * 0.01" office:value-type="float" office:value="0.09802">
            <text:p>0.09802</text:p>
          </table:table-cell>
          <table:table-cell table:formula="of:=[.C46] * 0.01" office:value-type="float" office:value="0.17704">
            <text:p>0.17704</text:p>
          </table:table-cell>
          <table:table-cell table:formula="of:=[.D46] * 0.01" office:value-type="float" office:value="0">
            <text:p>0</text:p>
          </table:table-cell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1">
          <table:table-cell office:value-type="string">
            <text:p>z-up world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Top of Head</text:p>
          </table:table-cell>
          <table:table-cell table:style-name="ce1" office:value-type="float" office:value="-0.25">
            <text:p>-0.25</text:p>
          </table:table-cell>
          <table:table-cell table:style-name="ce1" office:value-type="float" office:value="-1.45">
            <text:p>-1.45</text:p>
          </table:table-cell>
          <table:table-cell table:style-name="ce1" office:value-type="float" office:value="175.38">
            <text:p>175.38</text:p>
          </table:table-cell>
          <table:table-cell/>
          <table:table-cell table:formula="of:=[.B3] * 0.01" office:value-type="float" office:value="-0.0025">
            <text:p>-0.0025</text:p>
          </table:table-cell>
          <table:table-cell table:formula="of:=[.C3] * 0.01" office:value-type="float" office:value="-0.0145">
            <text:p>-0.0145</text:p>
          </table:table-cell>
          <table:table-cell table:formula="of:=[.D3] * 0.01" office:value-type="float" office:value="1.7538">
            <text:p>1.7538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Neck</text:p>
          </table:table-cell>
          <table:table-cell table:style-name="ce1" office:value-type="float" office:value="0.298">
            <text:p>0.298</text:p>
          </table:table-cell>
          <table:table-cell table:style-name="ce1" office:value-type="float" office:value="7.133">
            <text:p>7.133</text:p>
          </table:table-cell>
          <table:table-cell table:style-name="ce1" office:value-type="float" office:value="153.79">
            <text:p>153.79</text:p>
          </table:table-cell>
          <table:table-cell/>
          <table:table-cell table:formula="of:=[.B4] * 0.01" office:value-type="float" office:value="0.00298">
            <text:p>0.00298</text:p>
          </table:table-cell>
          <table:table-cell table:formula="of:=[.C4] * 0.01" office:value-type="float" office:value="0.07133">
            <text:p>0.07133</text:p>
          </table:table-cell>
          <table:table-cell table:formula="of:=[.D4] * 0.01" office:value-type="float" office:value="1.5379">
            <text:p>1.5379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Spine</text:p>
          </table:table-cell>
          <table:table-cell table:style-name="ce1" office:value-type="float" office:value="0.274">
            <text:p>0.274</text:p>
          </table:table-cell>
          <table:table-cell table:style-name="ce1" office:value-type="float" office:value="5.539">
            <text:p>5.539</text:p>
          </table:table-cell>
          <table:table-cell table:style-name="ce1" office:value-type="float" office:value="105.606">
            <text:p>105.606</text:p>
          </table:table-cell>
          <table:table-cell/>
          <table:table-cell table:formula="of:=[.B5] * 0.01" office:value-type="float" office:value="0.00274">
            <text:p>0.00274</text:p>
          </table:table-cell>
          <table:table-cell table:formula="of:=[.C5] * 0.01" office:value-type="float" office:value="0.05539">
            <text:p>0.05539</text:p>
          </table:table-cell>
          <table:table-cell table:formula="of:=[.D5] * 0.01" office:value-type="float" office:value="1.05606">
            <text:p>1.05606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Left shoulder</text:p>
          </table:table-cell>
          <table:table-cell table:style-name="ce1" office:value-type="float" office:value="17.5853">
            <text:p>17.5853</text:p>
          </table:table-cell>
          <table:table-cell table:style-name="ce1" office:value-type="float" office:value="-1.151">
            <text:p>-1.151</text:p>
          </table:table-cell>
          <table:table-cell table:style-name="ce1" office:value-type="float" office:value="145.937">
            <text:p>145.937</text:p>
          </table:table-cell>
          <table:table-cell/>
          <table:table-cell table:formula="of:=[.B6] * 0.01" office:value-type="float" office:value="0.175853">
            <text:p>0.175853</text:p>
          </table:table-cell>
          <table:table-cell table:formula="of:=[.C6] * 0.01" office:value-type="float" office:value="-0.01151">
            <text:p>-0.01151</text:p>
          </table:table-cell>
          <table:table-cell table:formula="of:=[.D6] * 0.01" office:value-type="float" office:value="1.45937">
            <text:p>1.45937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Left Elbow</text:p>
          </table:table-cell>
          <table:table-cell table:style-name="ce1" office:value-type="float" office:value="46.15">
            <text:p>46.15</text:p>
          </table:table-cell>
          <table:table-cell table:style-name="ce1" office:value-type="float" office:value="-1.482">
            <text:p>-1.482</text:p>
          </table:table-cell>
          <table:table-cell table:style-name="ce1" office:value-type="float" office:value="144.573">
            <text:p>144.573</text:p>
          </table:table-cell>
          <table:table-cell/>
          <table:table-cell table:formula="of:=[.B7] * 0.01" office:value-type="float" office:value="0.4615">
            <text:p>0.4615</text:p>
          </table:table-cell>
          <table:table-cell table:formula="of:=[.C7] * 0.01" office:value-type="float" office:value="-0.01482">
            <text:p>-0.01482</text:p>
          </table:table-cell>
          <table:table-cell table:formula="of:=[.D7] * 0.01" office:value-type="float" office:value="1.44573">
            <text:p>1.44573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Left Wrist</text:p>
          </table:table-cell>
          <table:table-cell table:style-name="ce1" office:value-type="float" office:value="74.02">
            <text:p>74.02</text:p>
          </table:table-cell>
          <table:table-cell table:style-name="ce1" office:value-type="float" office:value="-1.482">
            <text:p>-1.482</text:p>
          </table:table-cell>
          <table:table-cell table:style-name="ce1" office:value-type="float" office:value="144.573">
            <text:p>144.573</text:p>
          </table:table-cell>
          <table:table-cell/>
          <table:table-cell table:formula="of:=[.B8] * 0.01" office:value-type="float" office:value="0.7402">
            <text:p>0.7402</text:p>
          </table:table-cell>
          <table:table-cell table:formula="of:=[.C8] * 0.01" office:value-type="float" office:value="-0.01482">
            <text:p>-0.01482</text:p>
          </table:table-cell>
          <table:table-cell table:formula="of:=[.D8] * 0.01" office:value-type="float" office:value="1.44573">
            <text:p>1.44573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Left Fist End</text:p>
          </table:table-cell>
          <table:table-cell table:style-name="ce1" office:value-type="float" office:value="87.38">
            <text:p>87.38</text:p>
          </table:table-cell>
          <table:table-cell table:style-name="ce1" office:value-type="float" office:value="-1.05">
            <text:p>-1.05</text:p>
          </table:table-cell>
          <table:table-cell table:style-name="ce1" office:value-type="float" office:value="140.172">
            <text:p>140.172</text:p>
          </table:table-cell>
          <table:table-cell/>
          <table:table-cell table:formula="of:=[.B9] * 0.01" office:value-type="float" office:value="0.8738">
            <text:p>0.8738</text:p>
          </table:table-cell>
          <table:table-cell table:formula="of:=[.C9] * 0.01" office:value-type="float" office:value="-0.0105">
            <text:p>-0.0105</text:p>
          </table:table-cell>
          <table:table-cell table:formula="of:=[.D9] * 0.01" office:value-type="float" office:value="1.40172">
            <text:p>1.40172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Right Shoulder</text:p>
          </table:table-cell>
          <table:table-cell table:style-name="ce1" office:value-type="float" office:value="-18.78">
            <text:p>-18.78</text:p>
          </table:table-cell>
          <table:table-cell table:style-name="ce1" office:value-type="float" office:value="5.261">
            <text:p>5.261</text:p>
          </table:table-cell>
          <table:table-cell table:style-name="ce1" office:value-type="float" office:value="145.937">
            <text:p>145.937</text:p>
          </table:table-cell>
          <table:table-cell/>
          <table:table-cell table:formula="of:=[.B10] * 0.01" office:value-type="float" office:value="-0.1878">
            <text:p>-0.1878</text:p>
          </table:table-cell>
          <table:table-cell table:formula="of:=[.C10] * 0.01" office:value-type="float" office:value="0.05261">
            <text:p>0.05261</text:p>
          </table:table-cell>
          <table:table-cell table:formula="of:=[.D10] * 0.01" office:value-type="float" office:value="1.45937">
            <text:p>1.45937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Right Elbow</text:p>
          </table:table-cell>
          <table:table-cell table:style-name="ce1" office:value-type="float" office:value="-46.15">
            <text:p>-46.15</text:p>
          </table:table-cell>
          <table:table-cell table:style-name="ce1" office:value-type="float" office:value="-1.482">
            <text:p>-1.482</text:p>
          </table:table-cell>
          <table:table-cell table:style-name="ce1" office:value-type="float" office:value="144.573">
            <text:p>144.573</text:p>
          </table:table-cell>
          <table:table-cell/>
          <table:table-cell table:formula="of:=[.B11] * 0.01" office:value-type="float" office:value="-0.4615">
            <text:p>-0.4615</text:p>
          </table:table-cell>
          <table:table-cell table:formula="of:=[.C11] * 0.01" office:value-type="float" office:value="-0.01482">
            <text:p>-0.01482</text:p>
          </table:table-cell>
          <table:table-cell table:formula="of:=[.D11] * 0.01" office:value-type="float" office:value="1.44573">
            <text:p>1.44573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Right Wrist</text:p>
          </table:table-cell>
          <table:table-cell table:style-name="ce1" office:value-type="float" office:value="-74.02">
            <text:p>-74.02</text:p>
          </table:table-cell>
          <table:table-cell table:style-name="ce1" office:value-type="float" office:value="-1.482">
            <text:p>-1.482</text:p>
          </table:table-cell>
          <table:table-cell table:style-name="ce1" office:value-type="float" office:value="144.573">
            <text:p>144.573</text:p>
          </table:table-cell>
          <table:table-cell/>
          <table:table-cell table:formula="of:=[.B12] * 0.01" office:value-type="float" office:value="-0.7402">
            <text:p>-0.7402</text:p>
          </table:table-cell>
          <table:table-cell table:formula="of:=[.C12] * 0.01" office:value-type="float" office:value="-0.01482">
            <text:p>-0.01482</text:p>
          </table:table-cell>
          <table:table-cell table:formula="of:=[.D12] * 0.01" office:value-type="float" office:value="1.44573">
            <text:p>1.44573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Right Fist End</text:p>
          </table:table-cell>
          <table:table-cell table:style-name="ce1" office:value-type="float" office:value="-87.38">
            <text:p>-87.38</text:p>
          </table:table-cell>
          <table:table-cell table:style-name="ce1" office:value-type="float" office:value="-1.05">
            <text:p>-1.05</text:p>
          </table:table-cell>
          <table:table-cell table:style-name="ce1" office:value-type="float" office:value="140.172">
            <text:p>140.172</text:p>
          </table:table-cell>
          <table:table-cell/>
          <table:table-cell table:formula="of:=[.B13] * 0.01" office:value-type="float" office:value="-0.8738">
            <text:p>-0.8738</text:p>
          </table:table-cell>
          <table:table-cell table:formula="of:=[.C13] * 0.01" office:value-type="float" office:value="-0.0105">
            <text:p>-0.0105</text:p>
          </table:table-cell>
          <table:table-cell table:formula="of:=[.D13] * 0.01" office:value-type="float" office:value="1.40172">
            <text:p>1.40172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Pelvic Bone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99">
            <text:p>3.99</text:p>
          </table:table-cell>
          <table:table-cell table:style-name="ce1" office:value-type="float" office:value="96.379">
            <text:p>96.379</text:p>
          </table:table-cell>
          <table:table-cell/>
          <table:table-cell table:formula="of:=[.B14] * 0.01" office:value-type="float" office:value="0">
            <text:p>0</text:p>
          </table:table-cell>
          <table:table-cell table:formula="of:=[.C14] * 0.01" office:value-type="float" office:value="0.0399">
            <text:p>0.0399</text:p>
          </table:table-cell>
          <table:table-cell table:formula="of:=[.D14] * 0.01" office:value-type="float" office:value="0.96379">
            <text:p>0.96379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Left Hip</text:p>
          </table:table-cell>
          <table:table-cell table:style-name="ce1" office:value-type="float" office:value="9.633">
            <text:p>9.633</text:p>
          </table:table-cell>
          <table:table-cell table:style-name="ce1" office:value-type="float" office:value="3.986">
            <text:p>3.986</text:p>
          </table:table-cell>
          <table:table-cell table:style-name="ce1" office:value-type="float" office:value="93.106">
            <text:p>93.106</text:p>
          </table:table-cell>
          <table:table-cell/>
          <table:table-cell table:formula="of:=[.B15] * 0.01" office:value-type="float" office:value="0.09633">
            <text:p>0.09633</text:p>
          </table:table-cell>
          <table:table-cell table:formula="of:=[.C15] * 0.01" office:value-type="float" office:value="0.03986">
            <text:p>0.03986</text:p>
          </table:table-cell>
          <table:table-cell table:formula="of:=[.D15] * 0.01" office:value-type="float" office:value="0.93106">
            <text:p>0.93106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Left Knee</text:p>
          </table:table-cell>
          <table:table-cell table:style-name="ce1" office:value-type="float" office:value="9.634">
            <text:p>9.634</text:p>
          </table:table-cell>
          <table:table-cell table:style-name="ce1" office:value-type="float" office:value="2.256">
            <text:p>2.256</text:p>
          </table:table-cell>
          <table:table-cell table:style-name="ce1" office:value-type="float" office:value="46.381">
            <text:p>46.381</text:p>
          </table:table-cell>
          <table:table-cell/>
          <table:table-cell table:formula="of:=[.B16] * 0.01" office:value-type="float" office:value="0.09634">
            <text:p>0.09634</text:p>
          </table:table-cell>
          <table:table-cell table:formula="of:=[.C16] * 0.01" office:value-type="float" office:value="0.02256">
            <text:p>0.02256</text:p>
          </table:table-cell>
          <table:table-cell table:formula="of:=[.D16] * 0.01" office:value-type="float" office:value="0.46381">
            <text:p>0.46381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Left Foot</text:p>
          </table:table-cell>
          <table:table-cell table:style-name="ce1" office:value-type="float" office:value="9.646">
            <text:p>9.646</text:p>
          </table:table-cell>
          <table:table-cell table:style-name="ce1" office:value-type="float" office:value="1.408">
            <text:p>1.408</text:p>
          </table:table-cell>
          <table:table-cell table:style-name="ce1" office:value-type="float" office:value="12.187">
            <text:p>12.187</text:p>
          </table:table-cell>
          <table:table-cell/>
          <table:table-cell table:formula="of:=[.B17] * 0.01" office:value-type="float" office:value="0.09646">
            <text:p>0.09646</text:p>
          </table:table-cell>
          <table:table-cell table:formula="of:=[.C17] * 0.01" office:value-type="float" office:value="0.01408">
            <text:p>0.01408</text:p>
          </table:table-cell>
          <table:table-cell table:formula="of:=[.D17] * 0.01" office:value-type="float" office:value="0.12187">
            <text:p>0.12187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Left Foot End</text:p>
          </table:table-cell>
          <table:table-cell table:style-name="ce1" office:value-type="float" office:value="9.463">
            <text:p>9.463</text:p>
          </table:table-cell>
          <table:table-cell table:style-name="ce1" office:value-type="float" office:value="21.6901">
            <text:p>21.6901</text:p>
          </table:table-cell>
          <table:table-cell table:style-name="ce1" office:value-type="float" office:value="0">
            <text:p>0</text:p>
          </table:table-cell>
          <table:table-cell/>
          <table:table-cell table:formula="of:=[.B18] * 0.01" office:value-type="float" office:value="0.09463">
            <text:p>0.09463</text:p>
          </table:table-cell>
          <table:table-cell table:formula="of:=[.C18] * 0.01" office:value-type="float" office:value="0.216901">
            <text:p>0.216901</text:p>
          </table:table-cell>
          <table:table-cell table:formula="of:=[.D18] * 0.01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ight Hip</text:p>
          </table:table-cell>
          <table:table-cell table:style-name="ce1" office:value-type="float" office:value="-9.633">
            <text:p>-9.633</text:p>
          </table:table-cell>
          <table:table-cell table:style-name="ce1" office:value-type="float" office:value="3.986">
            <text:p>3.986</text:p>
          </table:table-cell>
          <table:table-cell table:style-name="ce1" office:value-type="float" office:value="93.106">
            <text:p>93.106</text:p>
          </table:table-cell>
          <table:table-cell/>
          <table:table-cell table:formula="of:=[.B19] * 0.01" office:value-type="float" office:value="-0.09633">
            <text:p>-0.09633</text:p>
          </table:table-cell>
          <table:table-cell table:formula="of:=[.C19] * 0.01" office:value-type="float" office:value="0.03986">
            <text:p>0.03986</text:p>
          </table:table-cell>
          <table:table-cell table:formula="of:=[.D19] * 0.01" office:value-type="float" office:value="0.93106">
            <text:p>0.93106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Right Knee</text:p>
          </table:table-cell>
          <table:table-cell table:style-name="ce1" office:value-type="float" office:value="-9.634">
            <text:p>-9.634</text:p>
          </table:table-cell>
          <table:table-cell table:style-name="ce1" office:value-type="float" office:value="2.256">
            <text:p>2.256</text:p>
          </table:table-cell>
          <table:table-cell table:style-name="ce1" office:value-type="float" office:value="46.381">
            <text:p>46.381</text:p>
          </table:table-cell>
          <table:table-cell/>
          <table:table-cell table:formula="of:=[.B20] * 0.01" office:value-type="float" office:value="-0.09634">
            <text:p>-0.09634</text:p>
          </table:table-cell>
          <table:table-cell table:formula="of:=[.C20] * 0.01" office:value-type="float" office:value="0.02256">
            <text:p>0.02256</text:p>
          </table:table-cell>
          <table:table-cell table:formula="of:=[.D20] * 0.01" office:value-type="float" office:value="0.46381">
            <text:p>0.46381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Right Foot</text:p>
          </table:table-cell>
          <table:table-cell table:style-name="ce1" office:value-type="float" office:value="-9.646">
            <text:p>-9.646</text:p>
          </table:table-cell>
          <table:table-cell table:style-name="ce1" office:value-type="float" office:value="1.408">
            <text:p>1.408</text:p>
          </table:table-cell>
          <table:table-cell table:style-name="ce1" office:value-type="float" office:value="12.187">
            <text:p>12.187</text:p>
          </table:table-cell>
          <table:table-cell/>
          <table:table-cell table:formula="of:=[.B21] * 0.01" office:value-type="float" office:value="-0.09646">
            <text:p>-0.09646</text:p>
          </table:table-cell>
          <table:table-cell table:formula="of:=[.C21] * 0.01" office:value-type="float" office:value="0.01408">
            <text:p>0.01408</text:p>
          </table:table-cell>
          <table:table-cell table:formula="of:=[.D21] * 0.01" office:value-type="float" office:value="0.12187">
            <text:p>0.12187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Right Foot End</text:p>
          </table:table-cell>
          <table:table-cell table:style-name="ce1" office:value-type="float" office:value="-9.463">
            <text:p>-9.463</text:p>
          </table:table-cell>
          <table:table-cell table:style-name="ce1" office:value-type="float" office:value="21.6901">
            <text:p>21.6901</text:p>
          </table:table-cell>
          <table:table-cell table:style-name="ce1" office:value-type="float" office:value="0">
            <text:p>0</text:p>
          </table:table-cell>
          <table:table-cell/>
          <table:table-cell table:formula="of:=[.B22] * 0.01" office:value-type="float" office:value="-0.09463">
            <text:p>-0.09463</text:p>
          </table:table-cell>
          <table:table-cell table:formula="of:=[.C22] * 0.01" office:value-type="float" office:value="0.216901">
            <text:p>0.216901</text:p>
          </table:table-cell>
          <table:table-cell table:formula="of:=[.D22] * 0.01" office:value-type="float" office:value="0">
            <text:p>0</text:p>
          </table:table-cell>
          <table:table-cell table:number-columns-repeated="1016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__shared_1_0_0" table:base-cell-address="$Sheet1.$A$1" table:expression="[#REF!] * 0.01"/>
        <table:named-expression table:name="__shared_1_0_1" table:base-cell-address="$Sheet1.$A$1" table:expression="[#REF!] * 0.01"/>
        <table:named-expression table:name="__shared_1_0_2" table:base-cell-address="$Sheet1.$A$1" table:expression="[#REF!] * 0.01"/>
        <table:named-expression table:name="__shared_1_0_3" table:base-cell-address="$Sheet1.$A$1" table:expression="[#REF!] * 0.01"/>
        <table:named-expression table:name="__shared_2_0_0" table:base-cell-address="$Sheet1.$A$1" table:expression="[#REF!] * 0.01"/>
        <table:named-expression table:name="__shared_2_0_1" table:base-cell-address="$Sheet1.$A$1" table:expression="[#REF!] * 0.0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Phillip Best</meta:initial-creator>
    <dc:creator>Chonhyon Park</dc:creator>
    <meta:creation-date>2015-03-11T03:53:38</meta:creation-date>
    <dc:date>2015-03-12T06:52:07</dc:date>
    <meta:generator>LibreOffice/3.5$Linux_X86_64 LibreOffice_project/350m1$Build-2</meta:generator>
    <meta:editing-duration>PT45M40S</meta:editing-duration>
    <meta:editing-cycles>4</meta:editing-cycles>
    <meta:document-statistic meta:table-count="2" meta:cell-count="461" meta:object-count="0"/>
    <meta:user-defined meta:name="AppVersion">15.0300</meta:user-defined>
    <meta:user-defined meta:name="Company">The University of North Carolina at Chapel Hil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